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4pt" svg:height="254.92pt" svg:x="11.06pt" svg:y="233.18pt">
            <draw:object draw:notify-on-update-of-ranges="Sheet1.C3:Sheet1.C17 Sheet1.D3:Sheet1.D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"/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 Testcases </text:p>
          </table:table-cell>
          <table:table-cell table:style-name="Default" office:value-type="string" calcext:value-type="string">
            <text:p>Coverage %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percentage" office:value="0.046" calcext:value-type="percentage">
            <text:p>4.6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percentage" office:value="0.067" calcext:value-type="percentage">
            <text:p>6.7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percentage" office:value="0.079" calcext:value-type="percentage">
            <text:p>7.9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percentage" office:value="0.128" calcext:value-type="percentage">
            <text:p>12.8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percentage" office:value="0.161" calcext:value-type="percentage">
            <text:p>16.1%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percentage" office:value="0.215" calcext:value-type="percentage">
            <text:p>21.5%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percentage" office:value="0.315" calcext:value-type="percentage">
            <text:p>31.5%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percentage" office:value="0.528" calcext:value-type="percentage">
            <text:p>52.8%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percentage" office:value="0.657" calcext:value-type="percentage">
            <text:p>65.7%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percentage" office:value="0.906" calcext:value-type="percentage">
            <text:p>90.6%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percentage" office:value="0.945" calcext:value-type="percentage">
            <text:p>94.5%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000" calcext:value-type="float">
            <text:p>20000</text:p>
          </table:table-cell>
          <table:table-cell office:value-type="percentage" office:value="0.953" calcext:value-type="percentage">
            <text:p>95.3%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0000" calcext:value-type="float">
            <text:p>50000</text:p>
          </table:table-cell>
          <table:table-cell office:value-type="percentage" office:value="0.98" calcext:value-type="percentage">
            <text:p>98.0%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0000" calcext:value-type="float">
            <text:p>100000</text:p>
          </table:table-cell>
          <table:table-cell office:value-type="percentage" office:value="0.99" calcext:value-type="percentage">
            <text:p>99.0%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00000" calcext:value-type="float">
            <text:p>1000000</text:p>
          </table:table-cell>
          <table:table-cell office:value-type="percentage" office:value="0.998" calcext:value-type="percentage">
            <text:p>99.8%</text:p>
          </table:table-cell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6:10:05.133264626</meta:creation-date>
    <dc:date>2020-05-04T16:43:21.550755402</dc:date>
    <meta:editing-duration>PT33M10S</meta:editing-duration>
    <meta:editing-cycles>10</meta:editing-cycles>
    <meta:generator>LibreOffice/6.0.7.3$Linux_X86_64 LibreOffice_project/00m0$Build-3</meta:generator>
    <meta:document-statistic meta:table-count="1" meta:cell-count="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21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8.994cm" xlink:href=".." xlink:type="simple" chart:class="chart:scatter" chart:style-name="ch1">
        <chart:legend svg:x="-0.001cm" svg:y="0cm" style:legend-expansion="custom" chartooo:width="16.001cm" chartooo:height="8.994cm" style:legend-expansion-aspect-ratio="1.77907493884812" chart:style-name="ch2"/>
        <chart:plot-area chart:style-name="ch3" table:cell-range-address="Sheet1.C3:Sheet1.D17" svg:x="0.32cm" svg:y="0.179cm" svg:width="15.361cm" svg:height="8.636cm">
          <chartooo:coordinate-region svg:x="1.55cm" svg:y="0.378cm" svg:width="13.296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3:Sheet1.D17" chart:class="chart:scatter">
            <chart:domain table:cell-range-address="Sheet1.C3:Sheet1.C17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C3:Sheet1.C17</svg:desc>
                </draw:g>
              </table:table-cell>
              <table:table-cell office:value-type="float" office:value="0.046">
                <text:p>0.046</text:p>
                <draw:g>
                  <svg:desc>Sheet1.D3:Sheet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">
                <text:p>54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">
                <text:p>20000</text:p>
              </table:table-cell>
              <table:table-cell office:value-type="float" office:value="0.953">
                <text:p>0.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0">
                <text:p>5000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">
                <text:p>10000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00">
                <text:p>1000000</text:p>
              </table:table-cell>
              <table:table-cell office:value-type="float" office:value="0.998">
                <text:p>0.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